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rix Binary</text:p>
      <text:p text:style-name="P1"/>
      <text:p text:style-name="P1">---</text:p>
      <text:p text:style-name="P1"/>
      <text:p text:style-name="P1">một ma trận vuông có chiều dài cạnh là 1 số chẵn được gọi là good nếu nó chỉ bảo gồm các số 0-1 và tổng các số 1 là lẻ.</text:p>
      <text:p text:style-name="P1"/>
      <text:p text:style-name="P1">một ma trận được gọi là supperMatrix nếu tất cả các ma trận vuông con kích thước chẵn của nó đều là một ma trận good.</text:p>
      <text:p text:style-name="P1"/>
      <text:p text:style-name="P1">cho ma trận 0-1 kích thước (n,m) trong đó n &gt; m. Yêu cầu bạn là thưc hiện ít phép biến đổi nhất để ma trận đã cho trở thành supperMatrix. Với mỗi thao tác bạn có quyên thay đổi a_i thành 1 0.</text:p>
      <text:p text:style-name="P1"/>
      <text:p text:style-name="P1">Lưu ý : Ma trận vuông kích thước 0 cũng được coi là 1 ma trận good.</text:p>
      <text:p text:style-name="P1">---</text:p>
      <text:p text:style-name="P1"/>
      <text:p text:style-name="P1">## Input</text:p>
      <text:p text:style-name="P1"/>
      <text:p text:style-name="P1">dòng đầu tiên gồm 2 số nguyên dương n,m là kích thước ma trận.</text:p>
      <text:p text:style-name="P1"/>
      <text:p text:style-name="P1">n dòng tiếp theo mỗi dòng gồm m kí tự liên tiếp chỉ gồm 0 và 1 mô tả ma trận.</text:p>
      <text:p text:style-name="P1"/>
      <text:p text:style-name="P1">input thỏa mãn:</text:p>
      <text:p text:style-name="P1"/>
      <text:p text:style-name="P1"><text:s/>1&lt;=m &lt;=n và m*n&lt;=10^5</text:p>
      <text:p text:style-name="P1"/>
      <text:p text:style-name="P1">## Output </text:p>
      <text:p text:style-name="P1"/>
      <text:p text:style-name="P1">In ra trên 1 dòng duy nhất đáp án bài toán</text:p>
      <text:p text:style-name="P1"/>
      <text:p text:style-name="P1">## Examples</text:p>
      <text:p text:style-name="P1"/>
      <text:p text:style-name="P1">* inputs:</text:p>
      <text:p text:style-name="P1">3 3</text:p>
      <text:p text:style-name="P1">101</text:p>
      <text:p text:style-name="P1">001</text:p>
      <text:p text:style-name="P1">110</text:p>
      <text:p text:style-name="P1"/>
      <text:p text:style-name="P1">* outputs:</text:p>
      <text:p text:style-name="P1">2</text:p>
      <text:p text:style-name="P1"/>
      <text:p text:style-name="P1">* giải thích:</text:p>
      <text:p text:style-name="P1"/>
      <text:p text:style-name="P1">thay đổi a_(0,0) = 0 và a(1,1) = 1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5T23:39:28.466778744</meta:creation-date>
    <dc:date>2020-08-15T23:40:35.672734637</dc:date>
    <meta:editing-duration>PT1M8S</meta:editing-duration>
    <meta:editing-cycles>1</meta:editing-cycles>
    <meta:document-statistic meta:table-count="0" meta:image-count="0" meta:object-count="0" meta:page-count="1" meta:paragraph-count="24" meta:word-count="203" meta:character-count="840" meta:non-whitespace-character-count="659"/>
    <meta:generator>LibreOffice/6.4.4.2$Linux_X86_64 LibreOffice_project/40$Build-2</meta:generator>
  </office:meta>
</office:document-meta>
</file>